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style:font-name="Courier 10 Pitch" fo:font-size="11pt" fo:font-weight="bold" officeooo:rsid="001fb187" officeooo:paragraph-rsid="001fb187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color="#000080" style:font-name="Courier New" fo:font-size="8pt" fo:font-weight="bold" officeooo:rsid="001fb187" officeooo:paragraph-rsid="001fb187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color="#000080" style:font-name="Courier New" fo:font-size="8pt" fo:font-weight="bold" officeooo:rsid="001fb187" officeooo:paragraph-rsid="0021286d" style:font-size-asian="8pt" style:font-weight-asian="bold" style:font-size-complex="8pt" style:font-weight-complex="bold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color="#ff0000" style:font-name="Courier New" fo:font-size="8pt" fo:font-weight="bold" officeooo:rsid="001fb187" officeooo:paragraph-rsid="001fb187" style:font-size-asian="8pt" style:font-weight-asian="bold" style:font-size-complex="8pt" style:font-weight-complex="bold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color="#008000" style:font-name="Courier New" fo:font-size="8pt" fo:font-weight="bold" officeooo:paragraph-rsid="0021286d" style:font-size-asian="8pt" style:font-weight-asian="bold" style:font-size-complex="8pt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color="#008000" style:font-name="Courier New" fo:font-size="8pt" fo:font-weight="bold" officeooo:rsid="001fb187" officeooo:paragraph-rsid="001fb187" style:font-size-asian="8pt" style:font-weight-asian="bold" style:font-size-complex="8pt" style:font-weight-complex="bold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color="#008000" style:font-name="Courier New" fo:font-size="8pt" fo:font-weight="bold" officeooo:paragraph-rsid="0024d533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color="#008000" style:font-name="Courier New" fo:font-size="8pt" fo:font-weight="bold" officeooo:paragraph-rsid="0027a70c" style:font-size-asian="8pt" style:font-weight-asian="bold" style:font-size-complex="8pt" style:font-weight-complex="bold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color="#008000" style:font-name="Courier New" fo:font-size="8pt" fo:font-weight="bold" officeooo:paragraph-rsid="002960b5" style:font-size-asian="8pt" style:font-weight-asian="bold" style:font-size-complex="8pt" style:font-weight-complex="bold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font-name="Courier New" fo:font-size="8pt" fo:font-weight="bold" officeooo:rsid="001fb187" officeooo:paragraph-rsid="001fb187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margin-left="0in" fo:margin-right="0in" fo:text-indent="0in" style:auto-text-indent="false" fo:break-before="page"/>
      <style:text-properties fo:color="#ff0000" style:font-name="Courier New" fo:font-size="8pt" fo:font-weight="bold" officeooo:paragraph-rsid="001fb187" style:font-size-asian="8pt" style:font-weight-asian="bold" style:font-size-complex="8pt" style:font-weight-complex="bold"/>
    </style:style>
    <style:style style:name="P12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style:font-name="Arial" fo:font-size="16pt" fo:font-style="normal" style:text-underline-style="solid" style:text-underline-width="auto" style:text-underline-color="font-color" fo:font-weight="bold" officeooo:rsid="002f27bd" officeooo:paragraph-rsid="002f27bd" style:font-name-asian="Microsoft YaHei" style:font-size-asian="16pt" style:font-style-asian="normal" style:font-weight-asian="bold" style:font-name-complex="Mangal" style:font-size-complex="16pt" style:font-style-complex="normal" style:font-weight-complex="bold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Arial" fo:font-size="12pt" fo:font-style="normal" fo:font-weight="normal" officeooo:rsid="002f9623" officeooo:paragraph-rsid="002f9623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Arial" fo:font-size="12pt" fo:font-style="normal" fo:font-weight="normal" officeooo:rsid="00310a38" officeooo:paragraph-rsid="00310a38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style:font-name="Courier 10 Pitch" fo:font-size="11pt" fo:font-weight="bold" officeooo:rsid="001fb187" officeooo:paragraph-rsid="001fb187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Courier New" fo:font-size="11pt" fo:font-weight="bold" officeooo:rsid="001fb187" officeooo:paragraph-rsid="001fb187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style:font-name="Courier New" fo:font-size="11pt" fo:font-weight="bold" officeooo:rsid="001fb187" officeooo:paragraph-rsid="001fb187" fo:background-color="#ffff00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fo:color="#c9211e" style:font-name="Courier New" fo:font-size="11pt" fo:font-weight="bold" officeooo:rsid="001fb187" officeooo:paragraph-rsid="001fb187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paragraph-rsid="0032941b"/>
    </style:style>
    <style:style style:name="P20" style:family="paragraph" style:parent-style-name="Text_20_body" style:list-style-name="L1">
      <style:text-properties officeooo:rsid="0032941b" officeooo:paragraph-rsid="0032941b"/>
    </style:style>
    <style:style style:name="T1" style:family="text">
      <style:text-properties officeooo:rsid="001fb187"/>
    </style:style>
    <style:style style:name="T2" style:family="text">
      <style:text-properties officeooo:rsid="0021286d"/>
    </style:style>
    <style:style style:name="T3" style:family="text">
      <style:text-properties officeooo:rsid="0024d533"/>
    </style:style>
    <style:style style:name="T4" style:family="text">
      <style:text-properties officeooo:rsid="0025b6c6"/>
    </style:style>
    <style:style style:name="T5" style:family="text">
      <style:text-properties officeooo:rsid="0028b46e"/>
    </style:style>
    <style:style style:name="T6" style:family="text">
      <style:text-properties fo:background-color="#ffff00" loext:char-shading-value="0"/>
    </style:style>
    <style:style style:name="T7" style:family="text"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Courier 10 Pitch" fo:font-size="11pt" fo:font-weight="normal" officeooo:rsid="0032941b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CATATAN</text:h>
      <text:p text:style-name="P13">Materi Stored Function (SF) adalah kelanjutan dari materi Stored Procedure (SP). Perbedaan utama dari SF dan SP hanya pada nilai yang dikembalikan.</text:p>
      <text:p text:style-name="P13">SF mengembalikan nilai kepada kita ketika proses sudah selesai dikerjakan. Nilai dikembalikan disebut Return Value.</text:p>
      <text:p text:style-name="P14">Contoh, kita akan membuat SF Hello Word seperti contoh di bawah ini:</text:p>
      <text:p text:style-name="P14"/>
      <text:p text:style-name="P16">DROP DATABASE IF EXISTS dbSF;</text:p>
      <text:p text:style-name="P16">CREATE DATABASE dbSF;</text:p>
      <text:p text:style-name="P16">USE dbSF;</text:p>
      <text:p text:style-name="P16"/>
      <text:p text:style-name="P16">CREATE TABLE tblSF</text:p>
      <text:p text:style-name="P16">(</text:p>
      <text:p text:style-name="P16">no INT PRIMARY KEY,</text:p>
      <text:p text:style-name="P16">data VARCHAR(255)</text:p>
      <text:p text:style-name="P16">);</text:p>
      <text:p text:style-name="P16"/>
      <text:p text:style-name="P16">DELIMITER $$</text:p>
      <text:p text:style-name="P16"><text:span text:style-name="T6">CREATE FUNCTION</text:span> sfHello(pNama VARCHAR(100))</text:p>
      <text:p text:style-name="P17">RETURNS VARCHAR(255)</text:p>
      <text:p text:style-name="P16">BEGIN</text:p>
      <text:p text:style-name="P16"><text:s text:c="4"/>DECLARE vSalam VARCHAR(255);</text:p>
      <text:p text:style-name="P16"><text:s text:c="4"/>SET vSalam = CONCAT('Hai ', pNama);</text:p>
      <text:p text:style-name="P16"><text:s text:c="4"/><text:span text:style-name="T6">RETURN</text:span> (vSalam);</text:p>
      <text:p text:style-name="P16">END ;</text:p>
      <text:p text:style-name="P16">$$</text:p>
      <text:p text:style-name="P16">DELIMITER ;</text:p>
      <text:p text:style-name="P16"/>
      <text:p text:style-name="P18">SELECT sfHello('Marlon') AS SALAM;</text:p>
      <text:p text:style-name="P1"/>
      <text:p text:style-name="P19"><text:span text:style-name="T8">Perhatikan bahwa ada sejumlah langkah penting dalam membuat function:</text:span></text:p>
      <text:list xml:id="list2086185456" text:style-name="L1">
        <text:list-item>
          <text:p text:style-name="P20"><text:span text:style-name="T7">Gunakan perintah CREATE FUNCTION</text:span></text:p>
        </text:list-item>
        <text:list-item>
          <text:p text:style-name="P20"><text:span text:style-name="T7">Jangan lupa mendefinisikan tipe data dari nilai yang dikembalikan</text:span></text:p>
        </text:list-item>
        <text:list-item>
          <text:p text:style-name="P20"><text:span text:style-name="T7">Proses lainnya kurang lebih sama ketika membuat SP</text:span></text:p>
        </text:list-item>
      </text:list>
      <text:p text:style-name="P1"/>
      <text:p text:style-name="P2"><text:soft-page-break/>drop database if exists dbSF;</text:p>
      <text:p text:style-name="P2">create database dbSF;</text:p>
      <text:p text:style-name="P2">use dbSF;</text:p>
      <text:p text:style-name="P10"/>
      <text:p text:style-name="P4">/* Nomor 1: buat function untuk menentukan interval antar dua bilangan menggunakan 3 parameter yaitu pAwal, pAkhir, dan pInterval */</text:p>
      <text:p text:style-name="P10"/>
      <text:p text:style-name="P2">delimiter $$</text:p>
      <text:p text:style-name="P3">create function sfInterval(pAwal int, pAkhir int, pInterval int) </text:p>
      <text:p text:style-name="P3">returns varchar(255)</text:p>
      <text:p text:style-name="P2">begin</text:p>
      <text:p text:style-name="P5"><text:span text:style-name="T1"><text:tab/>/* </text:span><text:span text:style-name="T2">tulis jawaban di sini </text:span><text:span text:style-name="T1">*/</text:span></text:p>
      <text:p text:style-name="P2">end ;</text:p>
      <text:p text:style-name="P2">$$</text:p>
      <text:p text:style-name="P2">delimiter ;</text:p>
      <text:p text:style-name="P2"/>
      <text:p text:style-name="P6">select sfInterval(1, 40, 5) as Hasil;</text:p>
      <text:p text:style-name="P6">/* hasil output seperti di bawah ini:</text:p>
      <text:p text:style-name="P6">+------------------------+</text:p>
      <text:p text:style-name="P6">| Hasil <text:s text:c="17"/>|</text:p>
      <text:p text:style-name="P6">+------------------------+</text:p>
      <text:p text:style-name="P6">| <text:s/>1 6 11 16 21 26 31 36 |</text:p>
      <text:p text:style-name="P6">+------------------------+</text:p>
      <text:p text:style-name="P6">*/</text:p>
      <text:p text:style-name="P10"/>
      <text:p text:style-name="P4"/>
      <text:p text:style-name="P11"><text:span text:style-name="T1">/* </text:span><text:span text:style-name="T3">Nomor 2: </text:span><text:span text:style-name="T1">buatlah function untuk mengembalikan nilai inputan kode ASCII</text:span></text:p>
      <text:p text:style-name="P4">menjadi karakter */</text:p>
      <text:p text:style-name="P4"/>
      <text:p text:style-name="P2">delimiter $$</text:p>
      <text:p text:style-name="P2">create function sfKarakter(pKode varchar(255)) returns varchar(255)</text:p>
      <text:p text:style-name="P2">begin</text:p>
      <text:p text:style-name="P7"><text:span text:style-name="T1"><text:tab/>/* </text:span><text:span text:style-name="T2">tulis jawaban di sini </text:span><text:span text:style-name="T1">*/</text:span></text:p>
      <text:p text:style-name="P2">end ;</text:p>
      <text:p text:style-name="P2">$$</text:p>
      <text:p text:style-name="P2">delimiter ;</text:p>
      <text:p text:style-name="P2"/>
      <text:p text:style-name="P6">select sfKarakter('72 69 76 76 79') as Hasil;</text:p>
      <text:p text:style-name="P6">/* hasil output nya seperti di bawah ini</text:p>
      <text:p text:style-name="P6">+-------+</text:p>
      <text:p text:style-name="P6">| Hasil |</text:p>
      <text:p text:style-name="P6">+-------+</text:p>
      <text:p text:style-name="P6">| HELLO |</text:p>
      <text:p text:style-name="P6">+-------+</text:p>
      <text:p text:style-name="P6">*/</text:p>
      <text:p text:style-name="P10"/>
      <text:p text:style-name="P4"/>
      <text:p text:style-name="P11"><text:span text:style-name="T1">/* </text:span><text:span text:style-name="T4">Nomor 3: </text:span><text:span text:style-name="T1">buatlah function untuk mencetak kata berulang sesuai dengan jumlah perulangan yang diminta, perulangan diberi tanda pemisah simbil '!'. <text:s/>Parameter yang digunakan adalah pKata dan pUlang */</text:span></text:p>
      <text:p text:style-name="P10"/>
      <text:p text:style-name="P2">delimiter $$</text:p>
      <text:p text:style-name="P2">create function sfUlang(pKata varchar(20), pUlang int) returns varchar(255)</text:p>
      <text:p text:style-name="P2">begin</text:p>
      <text:p text:style-name="P8"><text:span text:style-name="T1"><text:tab/>/* </text:span><text:span text:style-name="T2">tulis jawaban di sini </text:span><text:span text:style-name="T1">*/</text:span></text:p>
      <text:p text:style-name="P2">end ;</text:p>
      <text:p text:style-name="P2">$$</text:p>
      <text:p text:style-name="P2">delimiter ;</text:p>
      <text:p text:style-name="P2"/>
      <text:p text:style-name="P6">select sfUlang('ikom', 5) as Hasil;</text:p>
      <text:p text:style-name="P6">/* hasil output nya seperti di bawah ini</text:p>
      <text:p text:style-name="P6">+--------------------------+</text:p>
      <text:p text:style-name="P6">| Hasil <text:s text:c="19"/>|</text:p>
      <text:p text:style-name="P6">+--------------------------+</text:p>
      <text:p text:style-name="P6">| ikom!ikom!ikom!ikom!ikom |</text:p>
      <text:p text:style-name="P6">+--------------------------+</text:p>
      <text:p text:style-name="P6">*/</text:p>
      <text:p text:style-name="P10"/>
      <text:p text:style-name="P6">select sfUlang('unika', 9) as Hasil;</text:p>
      <text:p text:style-name="P6">/* hasil output nya seperti di bawah ini</text:p>
      <text:p text:style-name="P6">+-------------------------------------------------------+</text:p>
      <text:p text:style-name="P6">| Hasil <text:s text:c="48"/>|</text:p>
      <text:p text:style-name="P6">+-------------------------------------------------------+</text:p>
      <text:p text:style-name="P6">| unika!unika!unika!unika!unika!unika!unika!unika!unika |</text:p>
      <text:p text:style-name="P6">+-------------------------------------------------------+</text:p>
      <text:p text:style-name="P6">*/</text:p>
      <text:p text:style-name="P10"/>
      <text:p text:style-name="P4"/>
      <text:p text:style-name="P11"><text:span text:style-name="T1">/* </text:span><text:span text:style-name="T5">Nomor 4: </text:span><text:span text:style-name="T1">buatlah function untuk melakukan pergantian karakter dengan karakter lain dalam sebuah kata/kalimat menggunakan 3 parameter Parameter yang digunakan adalah pKata, pCari dan pGanti */</text:span></text:p>
      <text:p text:style-name="P10"/>
      <text:p text:style-name="P2">delimiter $$</text:p>
      <text:p text:style-name="P2">create function sfGanti(pKata varchar(100), pCari varchar(10), pGanti varchar(10)) returns varchar(255)</text:p>
      <text:p text:style-name="P2">begin</text:p>
      <text:p text:style-name="P9"><text:span text:style-name="T1"><text:tab/>/* </text:span><text:span text:style-name="T2">tulis jawaban di sini </text:span><text:span text:style-name="T1">*/</text:span></text:p>
      <text:p text:style-name="P2">end ;</text:p>
      <text:p text:style-name="P2">$$</text:p>
      <text:p text:style-name="P2">delimiter ;</text:p>
      <text:p text:style-name="P2"/>
      <text:p text:style-name="P6">select sfGanti('unika soegijapranata', 'a', '!!') as Ganti;</text:p>
      <text:p text:style-name="P6">/* hasil output nya seperti di bawah ini:</text:p>
      <text:p text:style-name="P6">+---------------------------+</text:p>
      <text:p text:style-name="P6">| Ganti <text:s text:c="20"/>|</text:p>
      <text:p text:style-name="P6">+---------------------------+</text:p>
      <text:p text:style-name="P6">| unik!! soegij!!pr!!n!!t!! |</text:p>
      <text:p text:style-name="P6">+---------------------------+</text:p>
      <text:p text:style-name="P6">*/</text:p>
      <text:p text:style-name="P10"/>
      <text:p text:style-name="P6">select sfGanti('bunga di bumi &amp; buah di bulan', 'bu', '&lt;!&gt;') as Ganti;</text:p>
      <text:p text:style-name="P6">/* hasil output nya seperti di bawah ini:</text:p>
      <text:p text:style-name="P6">+-----------------------------------+</text:p>
      <text:p text:style-name="P6">| Ganti <text:s text:c="28"/>|</text:p>
      <text:p text:style-name="P6">+-----------------------------------+</text:p>
      <text:p text:style-name="P6">| &lt;!&gt;nga di &lt;!&gt;mi &amp; &lt;!&gt;ah di &lt;!&gt;lan |</text:p>
      <text:p text:style-name="P6">+-----------------------------------+</text:p>
      <text:p text:style-name="P6">*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3-05-19T07:25:32.41</meta:creation-date>
    <dc:date>2020-04-29T10:12:14.144000000</dc:date>
    <meta:editing-duration>PT38M53S</meta:editing-duration>
    <meta:editing-cycles>21</meta:editing-cycles>
    <meta:generator>LibreOffice/6.4.3.2$Windows_x86 LibreOffice_project/747b5d0ebf89f41c860ec2a39efd7cb15b54f2d8</meta:generator>
    <dc:creator>Marlon Leong</dc:creator>
    <meta:document-statistic meta:table-count="0" meta:image-count="0" meta:object-count="0" meta:page-count="5" meta:paragraph-count="112" meta:word-count="505" meta:character-count="3620" meta:non-whitespace-character-count="3097"/>
  </office:meta>
</office:document-meta>
</file>